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3.75cm" fo:min-width="15.9cm"/>
    </style:style>
    <style:style style:name="gr2" style:family="graphic" style:parent-style-name="standard">
      <style:graphic-properties draw:fill-color="#ffffff" draw:textarea-horizontal-align="justify" draw:textarea-vertical-align="middle" draw:auto-grow-height="false" fo:min-height="0.65cm" fo:min-width="6cm"/>
    </style:style>
    <style:style style:name="gr3" style:family="graphic" style:parent-style-name="standard">
      <style:graphic-properties draw:fill-color="#ffffff" draw:textarea-horizontal-align="justify" draw:textarea-vertical-align="middle" draw:auto-grow-height="false" fo:min-height="8.85cm" fo:min-width="15.1cm"/>
    </style:style>
    <style:style style:name="gr4" style:family="graphic" style:parent-style-name="standard">
      <style:graphic-properties draw:fill-color="#ffffff" draw:textarea-horizontal-align="justify" draw:textarea-vertical-align="middle" draw:auto-grow-height="false" fo:min-height="0.65cm" fo:min-width="3.9cm"/>
    </style:style>
    <style:style style:name="gr5" style:family="graphic" style:parent-style-name="standard">
      <style:graphic-properties draw:textarea-horizontal-align="justify" draw:textarea-vertical-align="middle" draw:auto-grow-height="false" fo:min-height="1.408cm" fo:min-width="2.454cm" fo:wrap-option="no-wrap"/>
    </style:style>
    <style:style style:name="gr6" style:family="graphic" style:parent-style-name="standard">
      <style:graphic-properties draw:fill-color="#ffff00" draw:textarea-horizontal-align="justify" draw:textarea-vertical-align="middle" draw:auto-grow-height="false" fo:min-height="1.646cm" fo:min-width="3.796cm"/>
    </style:style>
    <style:style style:name="gr7" style:family="graphic" style:parent-style-name="standard">
      <style:graphic-properties draw:fill-color="#92d13d" draw:textarea-horizontal-align="justify" draw:textarea-vertical-align="middle" draw:auto-grow-height="false" fo:min-height="1.646cm" fo:min-width="3.096cm"/>
    </style:style>
    <style:style style:name="gr8" style:family="graphic" style:parent-style-name="standard">
      <style:graphic-properties draw:fill-color="#cccccc" draw:textarea-horizontal-align="justify" draw:textarea-vertical-align="middle" draw:auto-grow-height="false" fo:min-height="1.125cm" fo:min-width="2.701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start="" draw:marker-end="Arrow" draw:marker-end-width="0.3cm" draw:fill="none" draw:textarea-vertical-align="middle"/>
    </style:style>
    <style:style style:name="gr11" style:family="graphic" style:parent-style-name="standard">
      <style:graphic-properties draw:fill-color="#33444c" draw:textarea-horizontal-align="justify" draw:textarea-vertical-align="middle" draw:auto-grow-height="false" fo:min-height="1.736cm" fo:min-width="3.386cm"/>
    </style:style>
    <style:style style:name="gr12" style:family="graphic" style:parent-style-name="standard">
      <style:graphic-properties draw:fill-color="#33444c" draw:textarea-horizontal-align="justify" draw:textarea-vertical-align="middle" draw:auto-grow-height="false" fo:min-height="1.646cm" fo:min-width="3.296cm"/>
    </style:style>
    <style:style style:name="gr13" style:family="graphic" style:parent-style-name="standard">
      <style:graphic-properties draw:fill-color="#15a9ce" draw:textarea-horizontal-align="justify" draw:textarea-vertical-align="top" draw:auto-grow-height="false" fo:min-height="3.36cm" fo:min-width="9.91cm"/>
    </style:style>
    <style:style style:name="gr14" style:family="graphic" style:parent-style-name="standard">
      <style:graphic-properties draw:fill-color="#9966cc" draw:textarea-horizontal-align="justify" draw:textarea-vertical-align="middle" draw:auto-grow-height="false" fo:min-height="1.556cm" fo:min-width="2.706cm"/>
    </style:style>
    <style:style style:name="gr15" style:family="graphic" style:parent-style-name="standard">
      <style:graphic-properties draw:fill-color="#ff8080" draw:textarea-horizontal-align="justify" draw:textarea-vertical-align="middle" draw:auto-grow-height="false" fo:min-height="1.556cm" fo:min-width="2.706cm"/>
    </style:style>
    <style:style style:name="gr16" style:family="graphic" style:parent-style-name="standard">
      <style:graphic-properties draw:fill-color="#ffcc00" draw:textarea-horizontal-align="justify" draw:textarea-vertical-align="middle" draw:auto-grow-height="false" fo:min-height="1.556cm" fo:min-width="2.706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5pt" style:font-size-asian="15pt" style:font-size-complex="15pt"/>
    </style:style>
    <style:style style:name="P4" style:family="paragraph">
      <loext:graphic-properties draw:fill-color="#ffff00"/>
      <style:paragraph-properties fo:text-align="center"/>
    </style:style>
    <style:style style:name="P5" style:family="paragraph">
      <loext:graphic-properties draw:fill-color="#92d13d"/>
      <style:paragraph-properties fo:text-align="center"/>
    </style:style>
    <style:style style:name="P6" style:family="paragraph">
      <loext:graphic-properties draw:fill-color="#cccccc"/>
      <style:paragraph-properties fo:text-align="center"/>
      <style:text-properties fo:font-size="15pt" style:font-size-asian="15pt" style:font-size-complex="15pt"/>
    </style:style>
    <style:style style:name="P7" style:family="paragraph">
      <loext:graphic-properties draw:fill="none"/>
      <style:paragraph-properties fo:text-align="center"/>
    </style:style>
    <style:style style:name="P8" style:family="paragraph">
      <loext:graphic-properties draw:fill-color="#33444c"/>
      <style:paragraph-properties fo:text-align="center"/>
      <style:text-properties fo:color="#ffffff" fo:font-size="15pt" style:font-size-asian="15pt" style:font-size-complex="15pt"/>
    </style:style>
    <style:style style:name="P9" style:family="paragraph">
      <loext:graphic-properties draw:fill-color="#15a9ce"/>
      <style:paragraph-properties fo:text-align="center"/>
      <style:text-properties fo:font-size="15pt" style:font-size-asian="15pt" style:font-size-complex="15pt"/>
    </style:style>
    <style:style style:name="P10" style:family="paragraph">
      <loext:graphic-properties draw:fill-color="#9966cc"/>
      <style:paragraph-properties fo:text-align="center"/>
    </style:style>
    <style:style style:name="P11" style:family="paragraph">
      <loext:graphic-properties draw:fill-color="#ff8080"/>
      <style:paragraph-properties fo:text-align="center"/>
    </style:style>
    <style:style style:name="P12" style:family="paragraph">
      <loext:graphic-properties draw:fill-color="#ffcc00"/>
      <style:paragraph-properties fo:text-align="center"/>
    </style:style>
    <style:style style:name="T1" style:family="text">
      <style:text-properties fo:font-size="15pt" style:font-size-asian="15pt" style:font-size-complex="15pt"/>
    </style:style>
    <style:style style:name="T2" style:family="text">
      <style:text-properties fo:color="#ffffff"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6.4cm" svg:height="14cm" svg:x="6.1cm" svg:y="1.2cm">
            <text:p/>
            <draw:enhanced-geometry svg:viewBox="0 0 21600 21600" draw:type="rectangle" draw:enhanced-path="M 0 0 L 21600 0 21600 21600 0 21600 0 0 Z N"/>
          </draw:custom-shape>
          <draw:custom-shape draw:style-name="gr2" draw:text-style-name="P3" draw:layer="layout" svg:width="6.5cm" svg:height="0.9cm" svg:x="6.1cm" svg:y="1.2cm">
            <text:p text:style-name="P2"><text:span text:style-name="T1">Docker Compose Network</text:span></text:p>
            <draw:enhanced-geometry svg:viewBox="0 0 21600 21600" draw:type="rectangle" draw:enhanced-path="M 0 0 L 21600 0 21600 21600 0 21600 0 0 Z N"/>
          </draw:custom-shape>
        </draw:g>
        <draw:g>
          <draw:custom-shape draw:style-name="gr3" draw:text-style-name="P1" draw:layer="layout" svg:width="15.6cm" svg:height="9.1cm" svg:x="6.3cm" svg:y="2.3cm">
            <text:p/>
            <draw:enhanced-geometry svg:viewBox="0 0 21600 21600" draw:type="rectangle" draw:enhanced-path="M 0 0 L 21600 0 21600 21600 0 21600 0 0 Z N"/>
          </draw:custom-shape>
          <draw:custom-shape draw:style-name="gr4" draw:text-style-name="P3" draw:layer="layout" svg:width="4.4cm" svg:height="0.9cm" svg:x="6.3cm" svg:y="2.3cm">
            <text:p text:style-name="P2"><text:span text:style-name="T1">Docker Compose</text:span></text:p>
            <draw:enhanced-geometry svg:viewBox="0 0 21600 21600" draw:type="rectangle" draw:enhanced-path="M 0 0 L 21600 0 21600 21600 0 21600 0 0 Z N"/>
          </draw:custom-shape>
        </draw:g>
        <draw:custom-shape draw:style-name="gr5" draw:text-style-name="P2" xml:id="id7" draw:id="id7" draw:layer="layout" svg:width="4.521cm" svg:height="2.556cm" svg:x="1.379cm" svg:y="3.244cm">
          <text:p text:style-name="P2">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xml:id="id8" draw:id="id8" draw:layer="layout" svg:width="4.5cm" svg:height="2.1cm" svg:x="16.5cm" svg:y="3.5cm">
          <text:p text:style-name="P2"><text:span text:style-name="T1">Webapp</text:span></text:p>
          <text:p text:style-name="P2"><text:span text:style-name="T1">(NodeJ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3.8cm" svg:height="2.1cm" svg:x="11.7cm" svg:y="3.5cm">
          <text:p text:style-name="P2"><text:span text:style-name="T1">Server</text:span></text:p>
          <text:p text:style-name="P2"><text:span text:style-name="T1">(Play</text:span></text:p>
          <text:p text:style-name="P2"><text:span text:style-name="T1">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3" draw:id="id3" draw:layer="layout" svg:width="3.2cm" svg:height="2.2cm" svg:x="18.5cm" svg:y="7.8cm">
          <text:p text:style-name="P2"><text:span text:style-name="T1">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7" draw:layer="layout" svg:x1="13.6cm" svg:y1="5.6cm" svg:x2="12cm" svg:y2="6.9cm" draw:start-shape="id1" draw:start-glue-point="2" draw:end-shape="id2" svg:d="M13600 5600v651h-1600v649" svg:viewBox="0 0 1601 1301">
          <text:p/>
        </draw:connector>
        <draw:connector draw:style-name="gr9" draw:text-style-name="P7" draw:layer="layout" draw:line-skew="-0.451cm" svg:x1="13.6cm" svg:y1="5.6cm" svg:x2="20.1cm" svg:y2="7.8cm" draw:start-shape="id1" draw:start-glue-point="2" draw:end-shape="id3" draw:end-glue-point="5" svg:d="M13600 5600v650h6500v1550" svg:viewBox="0 0 6501 2201">
          <text:p/>
        </draw:connector>
        <draw:connector draw:style-name="gr9" draw:text-style-name="P7" draw:layer="layout" svg:x1="6.6cm" svg:y1="8.9cm" svg:x2="5.4cm" svg:y2="8.9cm" draw:start-shape="id4" draw:start-glue-point="3" draw:end-shape="id5" draw:end-glue-point="1" svg:d="M6600 8900h-1200" svg:viewBox="0 0 1201 1">
          <text:p/>
        </draw:connector>
        <draw:connector draw:style-name="gr9" draw:text-style-name="P7" draw:layer="layout" svg:x1="12cm" svg:y1="10.9cm" svg:x2="12.002cm" svg:y2="12.4cm" draw:start-shape="id2" draw:start-glue-point="2" draw:end-shape="id6" draw:end-glue-point="0" svg:d="M12000 10900v751h2v749" svg:viewBox="0 0 3 1501">
          <text:p/>
        </draw:connector>
        <draw:connector draw:style-name="gr10" draw:text-style-name="P7" draw:layer="layout" svg:x1="17.4cm" svg:y1="8.9cm" svg:x2="18.5cm" svg:y2="8.9cm" draw:start-shape="id2" draw:end-shape="id3" svg:d="M17400 8900h1100" svg:viewBox="0 0 1101 1">
          <text:p/>
        </draw:connector>
        <draw:connector draw:style-name="gr9" draw:text-style-name="P7" draw:layer="layout" svg:x1="14.2cm" svg:y1="13.652cm" svg:x2="20.1cm" svg:y2="10cm" draw:start-shape="id6" draw:start-glue-point="1" draw:end-shape="id3" draw:end-glue-point="7" svg:d="M14200 13652h5900v-3652" svg:viewBox="0 0 5901 3653">
          <text:p/>
        </draw:connector>
        <draw:connector draw:style-name="gr9" draw:text-style-name="P7" draw:layer="layout" draw:type="line" svg:x1="5.9cm" svg:y1="4.522cm" svg:x2="11.7cm" svg:y2="4.55cm" draw:start-shape="id7" draw:start-glue-point="1" draw:end-shape="id1" svg:d="M5900 4522l5800 28" svg:viewBox="0 0 5801 29">
          <text:p/>
        </draw:connector>
        <draw:connector draw:style-name="gr9" draw:text-style-name="P7" draw:layer="layout" svg:x1="15.5cm" svg:y1="4.55cm" svg:x2="16.5cm" svg:y2="4.55cm" draw:start-shape="id1" draw:start-glue-point="1" draw:end-shape="id8" svg:d="M15500 4550h1000" svg:viewBox="0 0 1001 1">
          <text:p/>
        </draw:connector>
        <draw:custom-shape draw:style-name="gr11" draw:text-style-name="P8" xml:id="id5" draw:id="id5" draw:layer="layout" svg:width="4.1cm" svg:height="2.2cm" svg:x="1.3cm" svg:y="7.8cm">
          <text:p text:style-name="P2"><text:span text:style-name="T2">Docker-Daem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 draw:id="id6">
          <draw:custom-shape draw:style-name="gr12" draw:text-style-name="P8" draw:layer="layout" svg:width="4cm" svg:height="2.1cm" svg:x="10.2cm" svg:y="12.4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4cm" svg:height="2.1cm" svg:x="10.101cm" svg:y="12.501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4cm" svg:height="2.1cm" svg:x="10.002cm" svg:y="12.602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4cm" svg:height="2.1cm" svg:x="9.903cm" svg:y="12.703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4cm" svg:height="2.1cm" svg:x="9.804cm" svg:y="12.804cm">
            <text:p text:style-name="P2"><text:span text:style-name="T2">Generato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 draw:text-style-name="P7" draw:layer="layout" draw:line-skew="0.499cm" svg:x1="3.35cm" svg:y1="10cm" svg:x2="12.002cm" svg:y2="12.4cm" draw:start-shape="id5" draw:start-glue-point="2" draw:end-shape="id6" draw:end-glue-point="0" svg:d="M3350 10000v1700h8652v700" svg:viewBox="0 0 8653 2401">
          <text:p/>
        </draw:connector>
        <draw:g xml:id="id4" draw:id="id4">
          <draw:custom-shape draw:style-name="gr13" draw:text-style-name="P9" xml:id="id2" draw:id="id2" draw:layer="layout" svg:width="10.8cm" svg:height="4cm" svg:x="6.6cm" svg:y="6.9cm">
            <text:p text:style-name="P2"><text:span text:style-name="T1">GeneratorControl</text:span></text:p>
            <text:p text:style-name="P2"><text:span text:style-name="T1">(Akka 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4cm" svg:height="2cm" svg:x="10.3cm" svg:y="8.614cm">
            <text:p text:style-name="P2"><text:span text:style-name="T1">Master</text:span></text:p>
            <text:p text:style-name="P2"><text:span text:style-name="T1">(Akka Cluster</text:span></text:p>
            <text:p text:style-name="P2"><text:span text:style-name="T1">Singlet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3.4cm" svg:height="2cm" svg:x="6.8cm" svg:y="8.614cm">
            <text:p text:style-name="P2"><text:span text:style-name="T1">Developer</text:span></text:p>
            <text:p text:style-name="P2"><text:span text:style-name="T1">(Akka Cluster</text:span></text:p>
            <text:p text:style-name="P2"><text:span text:style-name="T1">Shar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3.4cm" svg:height="2cm" svg:x="13.8cm" svg:y="8.614cm">
            <text:p text:style-name="P2"><text:span text:style-name="T1">Worker</text:span></text:p>
            <text:p text:style-name="P2"><text:span text:style-name="T1">(Akka A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 draw:text-style-name="P7" draw:layer="layout" draw:line-skew="6.198cm -1.299cm" svg:x1="14.2cm" svg:y1="13.652cm" svg:x2="13.6cm" svg:y2="3.5cm" draw:start-shape="id6" draw:start-glue-point="1" draw:end-shape="id1" draw:end-glue-point="0" svg:d="M14200 13652h8000v-11952h-8600v1800" svg:viewBox="0 0 8601 1195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7:24:17.298106295</meta:creation-date>
    <dc:date>2018-02-26T20:28:53.337015503</dc:date>
    <meta:editing-duration>PT1H28M20S</meta:editing-duration>
    <meta:editing-cycles>16</meta:editing-cycles>
    <meta:generator>LibreOffice/5.1.6.2$Linux_X86_64 LibreOffice_project/10m0$Build-2</meta:generator>
    <meta:document-statistic meta:object-count="32"/>
  </office:meta>
</office:document-meta>
</file>